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_20__28_Rounded_29_" svg:stroke-width="0.03cm" svg:stroke-color="#eeeeee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2" style:family="graphic" style:parent-style-name="objectwithoutfill">
      <style:graphic-properties draw:stroke="dash" draw:stroke-dash="Long_20_Dash_20__28_Rounded_29_" svg:stroke-width="0.03cm" svg:stroke-color="#cccccc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stroke="dash" draw:stroke-dash="Long_20_Dash_20__28_Rounded_29_" svg:stroke-width="0.03cm" svg:stroke-color="#999999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svg:stroke-color="#000000" draw:marker-start-width="0.25cm" draw:marker-end="Linienspitzen_20_1" draw:marker-end-width="0.2cm" draw:fill="none" draw:textarea-vertical-align="middle" fo:padding-top="0.14cm" fo:padding-bottom="0.14cm" fo:padding-left="0.265cm" fo:padding-right="0.265cm"/>
    </style:style>
    <style:style style:name="gr5" style:family="graphic" style:parent-style-name="objectwithoutfill">
      <style:graphic-properties svg:stroke-width="0.03cm" svg:stroke-color="#000000" draw:marker-start="Dimension_20_Line" draw:marker-start-width="0.2cm" draw:marker-end="Dimension_20_Line" draw:marker-end-width="0.2cm" draw:fill="none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draw:stroke="dash" draw:stroke-dash="Long_20_Dash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Dot_20__28_Rounded_29_" svg:stroke-width="0.03cm" svg:stroke-color="#000000" draw:marker-start-width="0.25cm" draw:marker-end-width="0.25cm" svg:stroke-linecap="round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svg:stroke-color="#000000" draw:fill="none" draw:textarea-vertical-align="middle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objectwithoutfill">
      <style:graphic-properties svg:stroke-width="0.03cm" svg:stroke-color="#000000" draw:marker-start="Linienspitzen_20_2" draw:marker-start-width="0.245cm" draw:marker-end="Linienspitzen_20_3" draw:marker-end-width="0.24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002cm" svg:y1="10.951cm" svg:x2="14.497cm" svg:y2="5.181cm">
          <text:p/>
        </draw:line>
        <draw:line draw:style-name="gr2" draw:text-style-name="P1" draw:layer="layout" svg:x1="1.001cm" svg:y1="10.95cm" svg:x2="14.06cm" svg:y2="4.252cm">
          <text:p/>
        </draw:line>
        <draw:line draw:style-name="gr3" draw:text-style-name="P1" draw:layer="layout" svg:x1="1cm" svg:y1="10.95cm" svg:x2="13.56cm" svg:y2="3.358cm">
          <text:p/>
        </draw:line>
        <draw:line draw:style-name="gr1" draw:text-style-name="P1" draw:layer="layout" svg:x1="1.002cm" svg:y1="10.95cm" svg:x2="10.983cm" svg:y2="0.19cm">
          <text:p/>
        </draw:line>
        <draw:line draw:style-name="gr2" draw:text-style-name="P1" draw:layer="layout" svg:x1="1.001cm" svg:y1="10.95cm" svg:x2="11.708cm" svg:y2="0.912cm">
          <text:p/>
        </draw:line>
        <draw:line draw:style-name="gr3" draw:text-style-name="P1" draw:layer="layout" svg:x1="1cm" svg:y1="10.95cm" svg:x2="12.381cm" svg:y2="1.684cm">
          <text:p/>
        </draw:line>
        <draw:line draw:style-name="gr4" draw:text-style-name="P1" draw:layer="layout" svg:x1="1cm" svg:y1="11cm" svg:x2="13.85cm" svg:y2="11cm">
          <text:p/>
        </draw:line>
        <draw:line draw:style-name="gr4" draw:text-style-name="P1" draw:layer="layout" svg:x1="1cm" svg:y1="10.98cm" svg:x2="1cm" svg:y2="0.93cm">
          <text:p/>
        </draw:line>
        <draw:line draw:style-name="gr5" draw:text-style-name="P1" draw:layer="layout" svg:x1="13.175cm" svg:y1="2.15cm" svg:x2="13.175cm" svg:y2="3.7cm">
          <text:p/>
        </draw:line>
        <draw:g>
          <draw:custom-shape draw:style-name="gr6" draw:text-style-name="P2" draw:layer="layout" svg:width="0.2cm" svg:height="0.2cm" svg:x="7.74cm" svg:y="7.1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825cm" svg:y1="6.877cm" svg:x2="7.825cm" svg:y2="7.627cm">
            <text:p/>
          </draw:line>
        </draw:g>
        <draw:line draw:style-name="gr8" draw:text-style-name="P1" draw:layer="layout" svg:x1="1cm" svg:y1="10.95cm" svg:x2="13cm" svg:y2="2.5cm">
          <text:p/>
        </draw:line>
        <draw:g>
          <draw:custom-shape draw:style-name="gr6" draw:text-style-name="P2" draw:layer="layout" svg:width="0.2cm" svg:height="0.2cm" svg:x="2.94cm" svg:y="9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025cm" svg:y1="9cm" svg:x2="3.025cm" svg:y2="10.5cm">
            <text:p/>
          </draw:line>
        </draw:g>
        <draw:g>
          <draw:custom-shape draw:style-name="gr6" draw:text-style-name="P2" draw:layer="layout" svg:width="0.2cm" svg:height="0.2cm" svg:x="4.74cm" svg:y="7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4.825cm" svg:y1="6.626cm" svg:x2="4.825cm" svg:y2="8.076cm">
            <text:p/>
          </draw:line>
        </draw:g>
        <draw:g>
          <draw:custom-shape draw:style-name="gr6" draw:text-style-name="P2" draw:layer="layout" svg:width="0.2cm" svg:height="0.2cm" svg:x="9.34cm" svg:y="5.6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425cm" svg:y1="5.378cm" svg:x2="9.425cm" svg:y2="6.128cm">
            <text:p/>
          </draw:line>
        </draw:g>
        <draw:g>
          <draw:custom-shape draw:style-name="gr6" draw:text-style-name="P2" draw:layer="layout" svg:width="0.2cm" svg:height="0.2cm" svg:x="11.24cm" svg:y="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1.325cm" svg:y1="1.279cm" svg:x2="11.325cm" svg:y2="3.029cm">
            <text:p/>
          </draw:line>
          <draw:line draw:style-name="gr9" draw:text-style-name="P1" draw:layer="layout" svg:x1="11.325cm" svg:y1="1.279cm" svg:x2="11.325cm" svg:y2="3.929cm">
            <text:p/>
          </draw:line>
        </draw:g>
        <draw:line draw:style-name="gr10" draw:text-style-name="P1" draw:layer="layout" svg:x1="11.3cm" svg:y1="3.68cm" svg:x2="13.05cm" svg:y2="3.68cm">
          <text:p/>
        </draw:line>
        <draw:line draw:style-name="gr10" draw:text-style-name="P1" draw:layer="layout" svg:x1="11.3cm" svg:y1="2.15cm" svg:x2="13.05cm" svg:y2="2.15cm">
          <text:p/>
        </draw:line>
        <draw:g>
          <svg:title>TexMaths</svg:title>
          <svg:desc>12§latex§$\Omega(x_{5};\,\theta_{0}) - \hat{y}_{5}$§svg§600§TRUE§</svg:desc>
          <draw:g>
            <draw:path draw:style-name="gr11" draw:text-style-name="P3" draw:layer="layout" svg:width="0.265cm" svg:height="0.295cm" svg:x="13.427cm" svg:y="2.779cm" svg:viewBox="0 0 266 296" svg:d="M266 228c-3 0-7 0-10 0-2 11-4 21-8 31-2 7-3 10-27 10-11 0-23 0-34 0 5-23 18-44 37-71 20-30 38-59 38-92 0-59-58-106-129-106-72 0-128 48-128 106 0 33 17 62 37 92 18 27 32 48 37 71-11 0-22 0-33 0-24 0-26-3-28-10-4-10-6-20-8-31-4 0-7 0-10 0 4 23 9 45 13 68 23 0 45 0 67 0 10 0 11 0 11-8 0-30-13-67-23-94-8-24-20-57-20-88 0-68 47-96 85-96 40 0 85 30 85 96 0 31-12 63-24 97-6 18-20 56-20 85 0 8 2 8 12 8 22 0 44 0 66 0 5-23 10-45 14-68z">
              <text:p/>
            </draw:path>
            <draw:path draw:style-name="gr11" draw:text-style-name="P3" draw:layer="layout" svg:width="0.096cm" svg:height="0.42cm" svg:x="13.755cm" svg:y="2.76cm" svg:viewBox="0 0 97 421" svg:d="M97 416c0-1 0-1-7-8-53-54-66-133-66-198 0-73 16-146 68-198 5-6 5-6 5-7 0-4-1-5-3-5-5 0-42 29-68 83-21 45-26 92-26 127 0 33 5 84 28 132 25 51 61 79 66 79 2 0 3-1 3-5z">
              <text:p/>
            </draw:path>
            <draw:path draw:style-name="gr11" draw:text-style-name="P3" draw:layer="layout" svg:width="0.209cm" svg:height="0.19cm" svg:x="13.889cm" svg:y="2.89cm" svg:viewBox="0 0 210 191" svg:d="M128 59c3-11 12-49 42-49 2 0 12 0 21 4-12 3-21 14-21 23 0 7 5 16 17 16 10 0 23-9 23-25 0-22-25-28-40-28-24 0-39 23-44 32-11-27-34-32-46-32-43 0-67 54-67 65 0 5 4 5 5 5 4 0 5-2 5-5 14-45 43-55 57-55 8 0 23 3 23 27 0 13-7 42-23 101-7 26-21 43-40 43-3 0-12 0-21-5 10-2 19-10 19-22s-9-15-15-15c-12 0-23 11-23 24 0 19 20 28 40 28 27 0 43-30 44-33 5 16 20 33 46 33 43 0 67-54 67-65 0-4-4-4-5-4-5 0-5 2-6 4-14 46-42 55-56 55-16 0-23-13-23-27 0-10 2-18 7-38 5-19 10-38 14-57z">
              <text:p/>
            </draw:path>
            <draw:path draw:style-name="gr11" draw:text-style-name="P3" draw:layer="layout" svg:width="0.13cm" svg:height="0.201cm" svg:x="14.136cm" svg:y="2.944cm" svg:viewBox="0 0 131 202" svg:d="M28 31c14 4 22 4 27 4 40 0 63-27 63-31 0-3-3-4-4-4s-1 0-2 1c-8 3-23 9-45 9-8 0-24-2-43-9-2-1-2-1-4-1-3 0-3 2-3 7 0 29 0 59 0 88 0 5 0 8 5 8 2 0 2-1 6-5 12-15 30-18 40-18 17 0 26 15 27 17 6 10 7 21 7 37 0 10 0 27-8 40-8 11-21 18-35 18-19 0-39-11-47-30 12 0 17-7 17-14 0-14-11-16-15-16-4 5-14 0-14 16 0 27 24 54 60 54 37 0 71-29 71-66 0-33-27-64-63-64-13 0-28 4-40 14 0-18 0-36 0-55z">
              <text:p/>
            </draw:path>
            <draw:path draw:style-name="gr11" draw:text-style-name="P3" draw:layer="layout" svg:width="0.046cm" svg:height="0.262cm" svg:x="14.343cm" svg:y="2.894cm" svg:viewBox="0 0 47 263" svg:d="M44 23c0-13-9-23-21-23s-23 10-23 23c0 12 11 21 23 21s21-9 21-21zM37 176c0 12 0 45-27 76-3 3-3 5-3 6 0 2 3 5 4 5 5 0 36-34 36-83 0-12-1-43-24-43-15 0-23 11-23 23 0 11 7 21 23 21 2 0 2 0 3 0 3-1 8-1 11-5z">
              <text:p/>
            </draw:path>
            <draw:path draw:style-name="gr11" draw:text-style-name="P3" draw:layer="layout" svg:width="0.174cm" svg:height="0.3cm" svg:x="14.582cm" svg:y="2.779cm" svg:viewBox="0 0 175 301" svg:d="M175 86c0-27-8-86-51-86-58 0-124 119-124 215 0 39 13 86 52 86 58 0 123-121 123-215zM46 144c7-28 15-61 32-90 11-22 26-44 46-44s22 26 22 50c0 20-2 42-13 84-29 0-58 0-87 0zM130 157c-5 19-14 55-30 85-15 29-30 49-48 49-15 0-23-12-23-50 0-18 2-43 13-84 29 0 58 0 88 0z">
              <text:p/>
            </draw:path>
            <draw:path draw:style-name="gr11" draw:text-style-name="P3" draw:layer="layout" svg:width="0.137cm" svg:height="0.201cm" svg:x="14.777cm" svg:y="2.944cm" svg:viewBox="0 0 138 202" svg:d="M138 101c0-33-5-55-18-76-10-13-28-25-50-25-70 0-70 80-70 101s1 101 70 101 68-80 68-101zM70 193c-15 0-33-8-39-32-3-17-3-42-3-64 0-21 0-43 4-60 6-23 24-29 38-29 15 0 31 10 36 27 4 15 4 37 4 62 0 22 0 45-3 63-6 26-27 33-37 33z">
              <text:p/>
            </draw:path>
            <draw:path draw:style-name="gr11" draw:text-style-name="P3" draw:layer="layout" svg:width="0.097cm" svg:height="0.42cm" svg:x="14.975cm" svg:y="2.76cm" svg:viewBox="0 0 98 421" svg:d="M98 210c0-32-4-83-27-131-25-51-63-79-66-79s-5 2-5 5c0 1 0 1 8 9 41 41 65 108 65 196 0 72-15 146-67 199-6 6-6 6-6 7 0 3 2 5 5 5s42-29 67-83c22-45 26-92 26-128z">
              <text:p/>
            </draw:path>
            <draw:path draw:style-name="gr11" draw:text-style-name="P3" draw:layer="layout" svg:width="0.257cm" svg:height="0.017cm" svg:x="15.244cm" svg:y="2.961cm" svg:viewBox="0 0 258 18" svg:d="M244 18c6 0 14-1 14-10s-8-8-14-8c-77 0-153 0-230 0-7 0-14-1-14 8s7 10 14 10c77 0 153 0 230 0z">
              <text:p/>
            </draw:path>
            <draw:path draw:style-name="gr11" draw:text-style-name="P3" draw:layer="layout" svg:width="0.112cm" svg:height="0.064cm" svg:x="15.709cm" svg:y="2.784cm" svg:viewBox="0 0 113 65" svg:d="M56 0c-18 19-37 38-56 58 3 2 6 4 8 7 16-15 32-29 48-43 17 14 33 28 50 43 2-3 4-5 7-7-19-20-38-39-57-58z">
              <text:p/>
            </draw:path>
            <draw:path draw:style-name="gr11" draw:text-style-name="P3" draw:layer="layout" svg:width="0.192cm" svg:height="0.271cm" svg:x="15.644cm" svg:y="2.89cm" svg:viewBox="0 0 193 272" svg:d="M192 26c1-6 1-7 1-9 0-9-5-12-12-12-3 0-11 2-14 8-1 3-5 16-6 23-3 11-6 23-9 34-6 25-12 50-19 75-1 7-19 36-47 36-21 0-26-18-26-33 0-20 7-46 22-83 6-17 8-22 8-30 0-19-14-35-35-35-39 0-55 61-55 65 0 5 4 5 5 5 3 0 5-2 6-9 12-39 29-51 43-51 4 0 11 0 11 13 0 11-5 21-7 30-17 44-26 68-26 87 0 38 27 51 52 51 17 0 31-7 43-19-6 21-11 43-27 64-11 15-28 27-47 27-6 0-25-2-33-17 8 0 14 0 20-6 3-4 8-9 8-17 0-13-12-14-16-14-10 0-24 6-24 27s18 36 45 36c43 0 87-38 98-85 14-53 27-107 41-161z">
              <text:p/>
            </draw:path>
            <draw:path draw:style-name="gr11" draw:text-style-name="P3" draw:layer="layout" svg:width="0.13cm" svg:height="0.201cm" svg:x="15.856cm" svg:y="2.944cm" svg:viewBox="0 0 131 202" svg:d="M28 31c14 4 24 4 28 4 39 0 62-27 62-31 0-3-3-4-4-4s-1 0-2 1c-8 3-23 9-45 9-8 0-24-2-43-9-2-1-2-1-4-1-3 0-3 2-3 7 0 29 0 59 0 88 0 5 0 8 5 8 2 0 2-1 6-5 12-15 30-18 40-18 18 0 26 15 28 17 5 10 6 21 6 37 0 10 0 27-8 40-8 11-21 18-35 18-19 0-39-11-46-30 11 0 17-7 17-14 0-14-11-16-16-16-4 5-14 0-14 16 0 27 24 54 60 54 37 0 71-29 71-66 0-33-25-64-63-64-13 0-27 4-40 14 0-18 0-36 0-55z">
              <text:p/>
            </draw:path>
          </draw:g>
        </draw:g>
        <draw:g>
          <svg:title>TexMaths</svg:title>
          <svg:desc>12§latex§$\Delta \hat{y}_{5}$§svg§600§TRUE§</svg:desc>
          <draw:g>
            <draw:path draw:style-name="gr11" draw:text-style-name="P3" draw:layer="layout" svg:width="0.309cm" svg:height="0.299cm" svg:x="11.428cm" svg:y="2.46cm" svg:viewBox="0 0 310 300" svg:d="M165 7c-2-5-3-7-10-7-8 0-8 2-11 7-48 95-95 190-143 285-1 3-1 3-1 4 0 4 2 4 8 4 98 0 195 0 293 0 7 0 9 0 9-4-1-1 0-1-2-4-48-95-95-190-143-285zM141 42c38 75 75 150 113 226-76 0-151 0-226 0 37-76 75-151 113-226z">
              <text:p/>
            </draw:path>
            <draw:path draw:style-name="gr11" draw:text-style-name="P3" draw:layer="layout" svg:width="0.112cm" svg:height="0.064cm" svg:x="11.835cm" svg:y="2.47cm" svg:viewBox="0 0 113 65" svg:d="M56 0c-18 19-37 38-56 57 3 3 6 5 8 8 16-15 32-29 48-43 17 14 33 28 49 43 3-3 5-5 8-8-19-19-38-38-57-57z">
              <text:p/>
            </draw:path>
            <draw:path draw:style-name="gr11" draw:text-style-name="P3" draw:layer="layout" svg:width="0.193cm" svg:height="0.27cm" svg:x="11.77cm" svg:y="2.575cm" svg:viewBox="0 0 194 271" svg:d="M192 26c2-6 2-7 2-10 0-8-6-11-13-11-4 0-11 2-15 8-1 3-3 16-6 23-2 11-5 23-8 33-6 25-13 51-19 76-1 7-19 35-47 35-21 0-26-17-26-33 0-19 7-45 21-82 8-17 9-22 9-30 0-19-13-35-35-35-39 0-55 61-55 65s4 4 5 4c5 0 5-1 7-8 11-39 28-51 42-51 3 0 11 0 11 13 0 10-5 21-8 30-16 44-23 68-23 87 0 37 26 50 50 50 17 0 31-7 43-19-6 21-11 42-28 64-10 15-26 27-46 27-5 0-24-1-31-18 6 0 12 0 18-5 3-4 8-9 8-17 0-13-12-14-16-14-9 0-24 6-24 26 0 22 20 37 45 37 44 0 87-38 99-86 13-53 26-106 40-159z">
              <text:p/>
            </draw:path>
            <draw:path draw:style-name="gr11" draw:text-style-name="P3" draw:layer="layout" svg:width="0.13cm" svg:height="0.199cm" svg:x="11.982cm" svg:y="2.628cm" svg:viewBox="0 0 131 200" svg:d="M28 31c14 4 24 4 28 4 39 0 61-27 61-31s-1-4-3-4c-1 0-1 0-3 0-7 4-22 10-44 10-8 0-24-2-43-9-2-1-2-1-4-1-3 0-3 2-3 7 0 29 0 58 0 87 0 5 0 9 5 9 2 0 2-1 6-5 12-16 29-18 40-18 18 0 25 14 28 17 5 9 6 20 6 37 0 9 0 26-9 39-7 11-20 18-34 18-19 0-39-11-46-30 11 0 17-7 17-14 0-13-11-16-16-16-4 6-14 0-14 16 0 26 24 53 60 53 37 0 71-28 71-65 0-32-26-63-63-63-13 0-27 3-40 14 0-18 0-37 0-55z">
              <text:p/>
            </draw:path>
          </draw:g>
        </draw:g>
        <draw:g>
          <svg:title>TexMaths</svg:title>
          <svg:desc>12§latex§$(x_{5},\hat{y}_{5})$§svg§600§TRUE§</svg:desc>
          <draw:g>
            <draw:path draw:style-name="gr11" draw:text-style-name="P3" draw:layer="layout" svg:width="0.096cm" svg:height="0.418cm" svg:x="9.83cm" svg:y="1.961cm" svg:viewBox="0 0 97 419" svg:d="M97 414c0-1 0-1-7-8-53-53-66-132-66-196 0-74 16-147 68-199 5-5 5-5 5-7 0-3-1-4-4-4-4 0-41 29-67 81-21 47-26 94-26 129 0 32 5 83 28 130 25 51 61 79 65 79 3 0 4-1 4-5z">
              <text:p/>
            </draw:path>
            <draw:path draw:style-name="gr11" draw:text-style-name="P3" draw:layer="layout" svg:width="0.209cm" svg:height="0.188cm" svg:x="9.964cm" svg:y="2.09cm" svg:viewBox="0 0 210 189" svg:d="M128 59c3-11 12-51 42-51 1 0 12 0 21 6-12 3-21 14-21 23 0 7 5 14 17 14 8 0 23-7 23-23 0-22-25-28-40-28-24 0-39 22-44 31-11-27-34-31-46-31-43 0-67 54-67 65 0 3 4 3 5 3 4 0 5-1 5-5 14-44 43-55 56-55 9 0 23 5 23 29 0 13-7 41-23 99-6 27-20 45-39 45-3 0-12 0-21-6 10-3 19-11 19-23 0-11-9-14-15-14-12 0-23 10-23 24 0 19 20 27 40 27 27 0 43-29 44-31 5 16 19 31 45 31 44 0 68-54 68-64 0-4-4-4-5-4-5 0-5 1-6 5-15 44-43 55-57 55-15 0-22-15-22-28 0-9 2-19 7-37 5-19 9-38 14-57z">
              <text:p/>
            </draw:path>
            <draw:path draw:style-name="gr11" draw:text-style-name="P3" draw:layer="layout" svg:width="0.128cm" svg:height="0.2cm" svg:x="10.211cm" svg:y="2.143cm" svg:viewBox="0 0 129 201" svg:d="M26 31c16 4 24 4 29 4 40 0 62-27 62-30 0-4-2-5-3-5s-1 0-3 1c-7 3-22 9-44 9-8 0-24 0-43-8-4-2-2-1-4-2-4 0-4 4-4 8 0 29 0 58 0 87 0 4 0 8 4 8s4 0 6-4c14-16 32-19 42-19 17 0 25 15 27 17 6 10 7 22 7 38 0 9 0 27-9 39-7 10-20 18-34 18-19 0-40-11-47-30 12 1 17-6 17-15 0-12-11-14-15-14-4 5-14 0-14 15 0 27 24 53 59 53 38 0 70-27 70-65 0-33-25-63-61-63-13 0-28 2-42 14 0-18 0-37 0-56z">
              <text:p/>
            </draw:path>
            <draw:path draw:style-name="gr11" draw:text-style-name="P3" draw:layer="layout" svg:width="0.048cm" svg:height="0.125cm" svg:x="10.417cm" svg:y="2.23cm" svg:viewBox="0 0 49 126" svg:d="M49 44c0-27-11-44-26-44s-23 11-23 23c0 11 8 22 23 22 5 0 9-2 14-5 1-2 1-2 3-2 0 2 0 0 0 6 0 31-15 57-29 71-4 4-4 5-4 6 0 4 1 5 4 5 5 0 38-33 38-82z">
              <text:p/>
            </draw:path>
            <draw:path draw:style-name="gr11" draw:text-style-name="P3" draw:layer="layout" svg:width="0.11cm" svg:height="0.062cm" svg:x="10.646cm" svg:y="1.985cm" svg:viewBox="0 0 111 63" svg:d="M56 0c-18 19-37 38-56 56 2 3 5 5 7 7 17-14 33-27 49-41 16 14 32 27 48 41 3-2 5-4 7-7-18-18-36-37-55-56z">
              <text:p/>
            </draw:path>
            <draw:path draw:style-name="gr11" draw:text-style-name="P3" draw:layer="layout" svg:width="0.193cm" svg:height="0.27cm" svg:x="10.58cm" svg:y="2.09cm" svg:viewBox="0 0 194 271" svg:d="M192 25c2-6 2-6 2-9 0-8-6-11-12-11-5 0-11 2-15 8 0 3-4 16-5 23-4 11-6 21-10 33-6 26-12 51-18 76-2 6-20 36-48 36-21 0-26-19-26-35 0-19 7-44 22-81 7-18 8-23 8-31 0-18-13-34-35-34-39 0-55 61-55 65 0 3 3 2 5 3 5 0 5-1 7-7 11-39 28-53 42-53 4 0 11 0 11 15 0 9-4 21-7 28-17 45-24 69-24 89 0 37 26 49 51 49 16 0 30-7 42-18-6 22-11 42-28 64-10 14-26 27-45 27-6 0-25-2-32-18 7 0 12 0 18-5 4-4 8-9 8-18 0-13-11-14-16-14-9 0-24 7-24 28 0 20 20 36 46 36 43 0 86-39 98-85 13-54 27-107 40-161z">
              <text:p/>
            </draw:path>
            <draw:path draw:style-name="gr11" draw:text-style-name="P3" draw:layer="layout" svg:width="0.13cm" svg:height="0.2cm" svg:x="10.793cm" svg:y="2.143cm" svg:viewBox="0 0 131 201" svg:d="M28 31c15 4 24 4 28 4 39 0 63-27 63-30 0-4-3-5-4-5s-1 0-2 1c-8 3-23 9-45 9-8 0-24 0-43-8-3-2-3-2-5-2-3 0-3 4-3 8 0 29 0 58 0 87 0 4 0 8 5 8 2 0 3 0 6-4 13-16 31-19 40-19 18 0 27 15 28 17 5 10 7 22 7 38 0 9 0 27-10 39-7 10-19 18-33 18-19 0-40-11-47-30 11 1 17-6 17-15 0-12-11-14-14-14-2 0-16 0-16 15 0 27 25 53 60 53 38 0 71-27 71-65 0-33-26-63-61-63-14 0-29 2-42 14 0-18 0-37 0-56z">
              <text:p/>
            </draw:path>
            <draw:path draw:style-name="gr11" draw:text-style-name="P3" draw:layer="layout" svg:width="0.096cm" svg:height="0.418cm" svg:x="10.988cm" svg:y="1.961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(x_{4},\hat{y}_{4})$§svg§600§TRUE§</svg:desc>
          <draw:g>
            <draw:path draw:style-name="gr11" draw:text-style-name="P3" draw:layer="layout" svg:width="0.096cm" svg:height="0.418cm" svg:x="9.732cm" svg:y="5.563cm" svg:viewBox="0 0 97 419" svg:d="M97 414c0-1 0-1-7-8-53-53-66-132-66-196 0-74 16-147 68-199 5-5 5-5 5-7 0-3-1-4-4-4-4 0-41 29-67 81-21 47-26 94-26 129 0 32 5 83 28 130 25 51 61 79 65 79 3 0 4-1 4-5z">
              <text:p/>
            </draw:path>
            <draw:path draw:style-name="gr11" draw:text-style-name="P3" draw:layer="layout" svg:width="0.209cm" svg:height="0.188cm" svg:x="9.866cm" svg:y="5.692cm" svg:viewBox="0 0 210 189" svg:d="M128 59c3-11 12-51 42-51 1 0 12 0 21 6-12 3-21 14-21 23 0 7 5 14 17 14 8 0 23-7 23-23 0-22-25-28-40-28-24 0-39 22-44 31-11-27-34-31-46-31-43 0-67 54-67 65 0 3 4 3 5 3 4 0 5-1 5-5 14-44 43-55 56-55 9 0 23 5 23 29 0 13-7 41-23 99-6 27-20 45-39 45-3 0-12 0-21-6 10-3 19-11 19-23 0-11-9-14-15-14-12 0-23 10-23 24 0 19 20 27 40 27 27 0 43-29 44-31 5 16 19 31 45 31 44 0 68-54 68-64 0-4-4-4-5-4-5 0-5 1-6 5-15 44-43 55-57 55-15 0-22-15-22-28 0-9 2-19 7-37 5-19 9-38 14-57z">
              <text:p/>
            </draw:path>
            <draw:path draw:style-name="gr11" draw:text-style-name="P3" draw:layer="layout" svg:width="0.143cm" svg:height="0.197cm" svg:x="10.106cm" svg:y="5.743cm" svg:viewBox="0 0 144 198" svg:d="M144 150c0-4 0-8 0-11-11 0-22 0-33 0 0-44 0-87 0-131 0-6 0-8-6-8-3 0-4 0-8 4-32 45-65 90-97 135 0 3 0 7 0 11 29 0 58 0 86 0 0 8 0 16 0 24 0 9 0 13-24 13-2 0-4 0-7 0 0 3 0 7 0 11 15 0 34-2 43-2 12 0 30 2 46 2 0-4 0-8 0-11-3 0-6 0-9 0-24 0-24-4-24-13 0-8 0-16 0-24 11 0 22 0 33 0zM89 31c0 36 0 72 0 108-26 0-52 0-78 0 26-36 52-72 78-108z">
              <text:p/>
            </draw:path>
            <draw:path draw:style-name="gr11" draw:text-style-name="P3" draw:layer="layout" svg:width="0.048cm" svg:height="0.125cm" svg:x="10.319cm" svg:y="5.832cm" svg:viewBox="0 0 49 126" svg:d="M49 44c0-27-11-44-26-44s-23 11-23 23c0 11 8 22 23 22 5 0 9-2 14-5 1-2 1-2 3-2 0 2 0 0 0 6 0 31-15 57-29 71-4 4-4 5-4 6 0 4 1 5 4 5 5 0 38-33 38-82z">
              <text:p/>
            </draw:path>
            <draw:path draw:style-name="gr11" draw:text-style-name="P3" draw:layer="layout" svg:width="0.11cm" svg:height="0.062cm" svg:x="10.548cm" svg:y="5.587cm" svg:viewBox="0 0 111 63" svg:d="M56 0c-18 19-37 38-56 56 2 3 5 5 7 7 17-14 33-27 49-41 16 14 32 27 48 41 3-2 5-4 7-7-18-18-36-37-55-56z">
              <text:p/>
            </draw:path>
            <draw:path draw:style-name="gr11" draw:text-style-name="P3" draw:layer="layout" svg:width="0.193cm" svg:height="0.27cm" svg:x="10.482cm" svg:y="5.692cm" svg:viewBox="0 0 194 271" svg:d="M192 25c2-6 2-6 2-9 0-8-6-11-12-11-5 0-11 2-15 8 0 3-4 16-5 23-4 11-6 21-10 33-6 26-12 51-18 76-2 6-20 36-48 36-21 0-26-19-26-35 0-19 7-44 22-81 7-18 8-23 8-31 0-18-13-34-35-34-39 0-55 61-55 65 0 3 3 2 5 3 5 0 5-1 7-7 11-39 28-53 42-53 4 0 11 0 11 15 0 9-4 21-7 28-17 45-24 69-24 89 0 37 26 49 51 49 16 0 30-7 42-18-6 22-11 42-28 64-10 14-26 27-45 27-6 0-25-2-32-18 7 0 12 0 18-5 4-4 8-9 8-18 0-13-11-14-16-14-9 0-24 7-24 28 0 20 20 36 46 36 43 0 86-39 98-85 13-54 27-107 40-161z">
              <text:p/>
            </draw:path>
            <draw:path draw:style-name="gr11" draw:text-style-name="P3" draw:layer="layout" svg:width="0.143cm" svg:height="0.197cm" svg:x="10.689cm" svg:y="5.743cm" svg:viewBox="0 0 144 198" svg:d="M144 150c0-4 0-8 0-11-11 0-22 0-33 0 0-44 0-87 0-131 0-6 0-8-7-8-3 0-5 0-7 4-32 45-65 90-97 135 0 3 0 7 0 11 29 0 58 0 86 0 0 8 0 16 0 24 0 9 0 13-24 13-2 0-5 0-8 0 0 3 0 7 0 11 16 0 34-2 44-2 11 0 30 2 45 2 0-4 0-8 0-11-3 0-5 0-8 0-24 0-24-4-24-13 0-8 0-16 0-24 11 0 22 0 33 0zM89 31c0 36 0 72 0 108-26 0-52 0-78 0 26-36 52-72 78-108z">
              <text:p/>
            </draw:path>
            <draw:path draw:style-name="gr11" draw:text-style-name="P3" draw:layer="layout" svg:width="0.096cm" svg:height="0.418cm" svg:x="10.89cm" svg:y="5.563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(x_{3},\hat{y}_{3})$§svg§600§TRUE§</svg:desc>
          <draw:g>
            <draw:path draw:style-name="gr11" draw:text-style-name="P3" draw:layer="layout" svg:width="0.096cm" svg:height="0.418cm" svg:x="8.134cm" svg:y="7.065cm" svg:viewBox="0 0 97 419" svg:d="M97 414c0-1 0-1-7-8-53-53-66-132-66-196 0-74 16-147 68-199 5-5 5-5 5-7 0-3-1-4-4-4-4 0-41 29-67 81-21 47-26 94-26 129 0 32 5 83 28 130 25 51 61 79 65 79 3 0 4-1 4-5z">
              <text:p/>
            </draw:path>
            <draw:path draw:style-name="gr11" draw:text-style-name="P3" draw:layer="layout" svg:width="0.209cm" svg:height="0.188cm" svg:x="8.268cm" svg:y="7.194cm" svg:viewBox="0 0 210 189" svg:d="M128 59c3-11 12-51 42-51 1 0 12 0 21 6-12 3-21 14-21 23 0 7 5 14 17 14 8 0 23-7 23-23 0-22-25-28-40-28-24 0-39 22-44 31-11-27-34-31-46-31-43 0-67 54-67 65 0 3 4 3 5 3 4 0 5-1 5-5 14-44 43-55 56-55 9 0 23 5 23 29 0 13-7 41-23 99-6 27-20 45-39 45-3 0-12 0-21-6 10-3 19-11 19-23 0-11-9-14-15-14-12 0-23 10-23 24 0 19 20 27 40 27 27 0 43-29 44-31 5 16 19 31 45 31 44 0 68-54 68-64 0-4-4-4-5-4-5 0-5 1-6 5-15 44-43 55-57 55-15 0-22-15-22-28 0-9 2-19 7-37 5-19 9-38 14-57z">
              <text:p/>
            </draw:path>
            <draw:path draw:style-name="gr11" draw:text-style-name="P3" draw:layer="layout" svg:width="0.134cm" svg:height="0.2cm" svg:x="8.513cm" svg:y="7.247cm" svg:viewBox="0 0 135 201" svg:d="M64 97c24 0 39 16 39 48 0 36-20 47-38 47-12 0-37-4-49-21 13-1 16-11 16-17 0-9-7-15-16-15s-16 5-16 17c0 27 30 45 66 45 41 0 69-27 69-56 0-23-19-47-51-53 31-12 42-33 42-51 0-23-27-41-60-41s-58 17-58 40c0 9 8 15 16 15 10 0 14-7 14-14 0-9-4-16-14-16 11-13 30-17 42-17 13 0 31 8 31 33 0 12-4 26-12 34-9 12-18 12-32 14-7 0-9 0-10 1s-2 0-2 3c0 4 2 4 7 4s10 0 16 0z">
              <text:p/>
            </draw:path>
            <draw:path draw:style-name="gr11" draw:text-style-name="P3" draw:layer="layout" svg:width="0.048cm" svg:height="0.125cm" svg:x="8.721cm" svg:y="7.334cm" svg:viewBox="0 0 49 126" svg:d="M49 44c0-27-11-44-26-44s-23 11-23 23c0 11 8 22 23 22 5 0 9-2 14-5 1-2 1-2 3-2 0 2 0 0 0 6 0 31-15 57-29 71-4 4-4 5-4 6 0 4 1 5 4 5 5 0 38-33 38-82z">
              <text:p/>
            </draw:path>
            <draw:path draw:style-name="gr11" draw:text-style-name="P3" draw:layer="layout" svg:width="0.11cm" svg:height="0.062cm" svg:x="8.95cm" svg:y="7.089cm" svg:viewBox="0 0 111 63" svg:d="M56 0c-18 19-37 38-56 56 2 3 5 5 7 7 17-14 33-27 49-41 16 14 32 27 48 41 3-2 5-4 7-7-18-18-36-37-55-56z">
              <text:p/>
            </draw:path>
            <draw:path draw:style-name="gr11" draw:text-style-name="P3" draw:layer="layout" svg:width="0.193cm" svg:height="0.27cm" svg:x="8.884cm" svg:y="7.194cm" svg:viewBox="0 0 194 271" svg:d="M192 25c2-6 2-6 2-9 0-8-6-11-12-11-5 0-11 2-15 8 0 3-4 16-5 23-4 11-6 21-10 33-6 26-12 51-18 76-2 6-20 36-48 36-21 0-26-19-26-35 0-19 7-44 22-81 7-18 8-23 8-31 0-18-13-34-35-34-39 0-55 61-55 65 0 3 3 2 5 3 5 0 5-1 7-7 11-39 28-53 42-53 4 0 11 0 11 15 0 9-4 21-7 28-17 45-24 69-24 89 0 37 26 49 51 49 16 0 30-7 42-18-6 22-11 42-28 64-10 14-26 27-45 27-6 0-25-2-32-18 7 0 12 0 18-5 4-4 8-9 8-18 0-13-11-14-16-14-9 0-24 7-24 28 0 20 20 36 46 36 43 0 86-39 98-85 13-54 27-107 40-161z">
              <text:p/>
            </draw:path>
            <draw:path draw:style-name="gr11" draw:text-style-name="P3" draw:layer="layout" svg:width="0.134cm" svg:height="0.2cm" svg:x="9.094cm" svg:y="7.247cm" svg:viewBox="0 0 135 201" svg:d="M65 97c23 0 39 16 39 48 0 36-21 47-38 47-12 0-37-4-50-21 14-1 18-11 18-17 0-9-8-15-17-15s-17 5-17 17c0 27 31 45 67 45 41 0 68-27 68-56 0-23-18-47-50-53 30-12 42-33 42-51 0-23-28-41-60-41s-57 17-57 40c0 9 6 15 15 15s15-7 15-14c0-9-6-16-15-16 10-13 30-17 41-17 13 0 32 8 32 33 0 12-5 26-12 34-9 12-18 12-32 14-7 0-8 0-10 1-1 0-3 0-3 3 0 4 3 4 8 4s11 0 16 0z">
              <text:p/>
            </draw:path>
            <draw:path draw:style-name="gr11" draw:text-style-name="P3" draw:layer="layout" svg:width="0.096cm" svg:height="0.418cm" svg:x="9.292cm" svg:y="7.065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(x_{2},\hat{y}_{2})$§svg§600§TRUE§</svg:desc>
          <draw:g>
            <draw:path draw:style-name="gr11" draw:text-style-name="P3" draw:layer="layout" svg:width="0.096cm" svg:height="0.418cm" svg:x="3.336cm" svg:y="7.167cm" svg:viewBox="0 0 97 419" svg:d="M97 414c0-1 0-1-7-8-53-53-66-132-66-196 0-74 16-147 68-199 5-5 5-5 5-7 0-3-1-4-4-4-4 0-41 29-67 81-21 47-26 94-26 129 0 32 5 83 28 130 25 51 61 79 65 79 3 0 4-1 4-5z">
              <text:p/>
            </draw:path>
            <draw:path draw:style-name="gr11" draw:text-style-name="P3" draw:layer="layout" svg:width="0.209cm" svg:height="0.188cm" svg:x="3.47cm" svg:y="7.296cm" svg:viewBox="0 0 210 189" svg:d="M128 59c3-11 12-51 42-51 1 0 12 0 21 6-12 3-21 14-21 23 0 7 5 14 17 14 8 0 23-7 23-23 0-22-25-28-40-28-24 0-39 22-44 31-11-27-34-31-46-31-43 0-67 54-67 65 0 3 4 3 5 3 4 0 5-1 5-5 14-44 43-55 56-55 9 0 23 5 23 29 0 13-7 41-23 99-6 27-20 45-39 45-3 0-12 0-21-6 10-3 19-11 19-23 0-11-9-14-15-14-12 0-23 10-23 24 0 19 20 27 40 27 27 0 43-29 44-31 5 16 19 31 45 31 44 0 68-54 68-64 0-4-4-4-5-4-5 0-5 1-6 5-15 44-43 55-57 55-15 0-22-15-22-28 0-9 2-19 7-37 5-19 9-38 14-57z">
              <text:p/>
            </draw:path>
            <draw:path draw:style-name="gr11" draw:text-style-name="P3" draw:layer="layout" svg:width="0.128cm" svg:height="0.194cm" svg:x="3.717cm" svg:y="7.349cm" svg:viewBox="0 0 129 195" svg:d="M129 141c-3 0-6 0-9 0-1 7-4 24-7 28-3 1-25 1-30 1-18 0-36 0-54 0 31-28 41-35 59-49 21-17 41-36 41-64 0-35-31-57-68-57s-61 26-61 53c0 15 12 16 16 16 7 0 15-4 15-15 0-6-2-16-18-16 10-20 30-27 43-27 30 0 46 23 46 46 0 26-19 46-29 57-23 23-47 46-71 69-2 4-2 4-2 12 40 0 81 0 121 0 3-18 6-36 8-54z">
              <text:p/>
            </draw:path>
            <draw:path draw:style-name="gr11" draw:text-style-name="P3" draw:layer="layout" svg:width="0.048cm" svg:height="0.125cm" svg:x="3.923cm" svg:y="7.436cm" svg:viewBox="0 0 49 126" svg:d="M49 44c0-27-11-44-26-44s-23 11-23 23c0 11 8 22 23 22 5 0 9-2 14-5 1-2 1-2 3-2 0 2 0 0 0 6 0 31-15 57-29 71-4 4-4 5-4 6 0 4 1 5 4 5 5 0 38-33 38-82z">
              <text:p/>
            </draw:path>
            <draw:path draw:style-name="gr11" draw:text-style-name="P3" draw:layer="layout" svg:width="0.11cm" svg:height="0.062cm" svg:x="4.152cm" svg:y="7.191cm" svg:viewBox="0 0 111 63" svg:d="M56 0c-18 19-37 38-56 56 2 3 5 5 7 7 17-14 33-27 49-41 16 14 32 27 48 41 3-2 5-4 7-7-18-18-36-37-55-56z">
              <text:p/>
            </draw:path>
            <draw:path draw:style-name="gr11" draw:text-style-name="P3" draw:layer="layout" svg:width="0.193cm" svg:height="0.27cm" svg:x="4.086cm" svg:y="7.296cm" svg:viewBox="0 0 194 271" svg:d="M192 25c2-6 2-6 2-9 0-8-6-11-12-11-5 0-11 2-15 8 0 3-4 16-5 23-4 11-6 21-10 33-6 26-12 51-18 76-2 6-20 36-48 36-21 0-26-19-26-35 0-19 7-44 22-81 7-18 8-23 8-31 0-18-13-34-35-34-39 0-55 61-55 65 0 3 3 2 5 3 5 0 5-1 7-7 11-39 28-53 42-53 4 0 11 0 11 15 0 9-4 21-7 28-17 45-24 69-24 89 0 37 26 49 51 49 16 0 30-7 42-18-6 22-11 42-28 64-10 14-26 27-45 27-6 0-25-2-32-18 7 0 12 0 18-5 4-4 8-9 8-18 0-13-11-14-16-14-9 0-24 7-24 28 0 20 20 36 46 36 43 0 86-39 98-85 13-54 27-107 40-161z">
              <text:p/>
            </draw:path>
            <draw:path draw:style-name="gr11" draw:text-style-name="P3" draw:layer="layout" svg:width="0.13cm" svg:height="0.194cm" svg:x="4.299cm" svg:y="7.349cm" svg:viewBox="0 0 131 195" svg:d="M131 141c-4 0-7 0-10 0-1 7-4 24-8 28-3 1-25 1-29 1-18 0-36 0-54 0 31-28 41-35 59-49 21-17 42-36 42-64 0-35-32-57-69-57s-62 26-62 53c0 15 13 16 17 16 6 0 15-4 15-15 0-6-2-16-18-16 10-20 29-27 44-27 28 0 44 23 44 46 0 26-18 46-28 57-23 23-47 46-70 69-4 4-4 4-4 12 41 0 82 0 122 0 3-18 6-36 9-54z">
              <text:p/>
            </draw:path>
            <draw:path draw:style-name="gr11" draw:text-style-name="P3" draw:layer="layout" svg:width="0.096cm" svg:height="0.418cm" svg:x="4.494cm" svg:y="7.167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(x_{1},\hat{y}_{1})$§svg§600§TRUE§</svg:desc>
          <draw:g>
            <draw:path draw:style-name="gr11" draw:text-style-name="P3" draw:layer="layout" svg:width="0.096cm" svg:height="0.418cm" svg:x="3.338cm" svg:y="9.469cm" svg:viewBox="0 0 97 419" svg:d="M97 414c0-1 0-1-7-8-53-53-66-132-66-196 0-74 16-147 68-199 5-5 5-5 5-7 0-3-1-4-4-4-4 0-41 29-67 81-21 47-26 94-26 129 0 32 5 83 28 130 25 51 61 79 65 79 3 0 4-1 4-5z">
              <text:p/>
            </draw:path>
            <draw:path draw:style-name="gr11" draw:text-style-name="P3" draw:layer="layout" svg:width="0.209cm" svg:height="0.188cm" svg:x="3.472cm" svg:y="9.598cm" svg:viewBox="0 0 210 189" svg:d="M128 59c3-11 12-51 42-51 1 0 12 0 21 6-12 3-21 14-21 23 0 7 5 14 17 14 8 0 23-7 23-23 0-22-25-28-40-28-24 0-39 22-44 31-11-27-34-31-46-31-43 0-67 54-67 65 0 3 4 3 5 3 4 0 5-1 5-5 14-44 43-55 56-55 9 0 23 5 23 29 0 13-7 41-23 99-6 27-20 45-39 45-3 0-12 0-21-6 10-3 19-11 19-23 0-11-9-14-15-14-12 0-23 10-23 24 0 19 20 27 40 27 27 0 43-29 44-31 5 16 19 31 45 31 44 0 68-54 68-64 0-4-4-4-5-4-5 0-5 1-6 5-15 44-43 55-57 55-15 0-22-15-22-28 0-9 2-19 7-37 5-19 9-38 14-57z">
              <text:p/>
            </draw:path>
            <draw:path draw:style-name="gr11" draw:text-style-name="P3" draw:layer="layout" svg:width="0.107cm" svg:height="0.194cm" svg:x="3.732cm" svg:y="9.651cm" svg:viewBox="0 0 108 195" svg:d="M67 8c0-7-1-8-9-8-20 19-46 19-58 19 0 4 0 7 0 11 7 0 26 0 43-8 0 49 0 99 0 149 0 10 0 13-30 13-3 0-7 0-11 0 0 4 0 8 0 11 5 0 41-1 53-1 9 0 46 1 53 1 0-3 0-7 0-11-4 0-8 0-12 0-29 0-29-3-29-13 0-54 0-108 0-163z">
              <text:p/>
            </draw:path>
            <draw:path draw:style-name="gr11" draw:text-style-name="P3" draw:layer="layout" svg:width="0.048cm" svg:height="0.125cm" svg:x="3.925cm" svg:y="9.738cm" svg:viewBox="0 0 49 126" svg:d="M49 44c0-27-11-44-26-44s-23 11-23 23c0 11 8 22 23 22 5 0 9-2 14-5 1-2 1-2 3-2 0 2 0 0 0 6 0 31-15 57-29 71-4 4-4 5-4 6 0 4 1 5 4 5 5 0 38-33 38-82z">
              <text:p/>
            </draw:path>
            <draw:path draw:style-name="gr11" draw:text-style-name="P3" draw:layer="layout" svg:width="0.11cm" svg:height="0.062cm" svg:x="4.154cm" svg:y="9.493cm" svg:viewBox="0 0 111 63" svg:d="M56 0c-18 19-37 38-56 56 2 3 5 5 7 7 17-14 33-27 49-41 16 14 32 27 48 41 3-2 5-4 7-7-18-18-36-37-55-56z">
              <text:p/>
            </draw:path>
            <draw:path draw:style-name="gr11" draw:text-style-name="P3" draw:layer="layout" svg:width="0.193cm" svg:height="0.27cm" svg:x="4.088cm" svg:y="9.598cm" svg:viewBox="0 0 194 271" svg:d="M192 25c2-6 2-6 2-9 0-8-6-11-12-11-5 0-11 2-15 8 0 3-4 16-5 23-4 11-6 21-10 33-6 26-12 51-18 76-2 6-20 36-48 36-21 0-26-19-26-35 0-19 7-44 22-81 7-18 8-23 8-31 0-18-13-34-35-34-39 0-55 61-55 65 0 3 3 2 5 3 5 0 5-1 7-7 11-39 28-53 42-53 4 0 11 0 11 15 0 9-4 21-7 28-17 45-24 69-24 89 0 37 26 49 51 49 16 0 30-7 42-18-6 22-11 42-28 64-10 14-26 27-45 27-6 0-25-2-32-18 7 0 12 0 18-5 4-4 8-9 8-18 0-13-11-14-16-14-9 0-24 7-24 28 0 20 20 36 46 36 43 0 86-39 98-85 13-54 27-107 40-161z">
              <text:p/>
            </draw:path>
            <draw:path draw:style-name="gr11" draw:text-style-name="P3" draw:layer="layout" svg:width="0.106cm" svg:height="0.194cm" svg:x="4.315cm" svg:y="9.651cm" svg:viewBox="0 0 107 195" svg:d="M66 8c0-7 0-8-8-8-20 19-46 19-58 19 0 4 0 7 0 11 7 0 26 0 42-8 0 49 0 99 0 149 0 10 0 13-29 13-3 0-7 0-11 0 0 4 0 8 0 11 5 0 41-1 52-1 10 0 47 1 53 1 0-3 0-7 0-11-4 0-8 0-11 0-30 0-30-3-30-13 0-54 0-108 0-163z">
              <text:p/>
            </draw:path>
            <draw:path draw:style-name="gr11" draw:text-style-name="P3" draw:layer="layout" svg:width="0.096cm" svg:height="0.418cm" svg:x="4.496cm" svg:y="9.469cm" svg:viewBox="0 0 97 419" svg:d="M97 210c0-33-5-84-27-131-26-51-62-79-66-79-3 0-4 1-4 4 0 2 0 2 7 10 42 41 66 108 66 196 0 71-15 144-68 198-5 5-5 5-5 6 0 4 1 5 4 5 4 0 42-29 67-81 21-47 26-94 26-128z">
              <text:p/>
            </draw:path>
          </draw:g>
        </draw:g>
        <draw:g>
          <svg:title>TexMaths</svg:title>
          <svg:desc>12§latex§$x$§svg§600§TRUE§</svg:desc>
          <draw:g>
            <draw:path draw:style-name="gr11" draw:text-style-name="P3" draw:layer="layout" svg:width="0.207cm" svg:height="0.187cm" svg:x="13.239cm" svg:y="11.232cm" svg:viewBox="0 0 208 188" svg:d="M128 58c2-10 12-48 41-48 2 0 12 0 21 4-12 3-20 13-20 23 0 7 5 14 15 14s23-7 23-24c0-21-25-27-38-27-25 0-40 21-44 32-11-28-34-32-46-32-43 0-67 54-67 64 0 4 4 4 5 4 4 0 5 0 6-5 14-44 42-53 55-53 8 0 23 3 23 27 0 13-8 40-23 99-6 26-20 42-40 42-2 0-11 0-20-4 11-3 19-11 19-23 0-11-8-14-15-14-12 0-23 11-23 24 0 19 22 27 39 27 28 0 44-29 45-32 4 15 19 32 44 32 43 0 67-54 67-64 0-4-4-4-5-4-3 0-5 1-6 5-13 44-42 53-55 53-17 0-23-13-23-27 0-8 3-18 8-36 4-19 9-38 14-57z">
              <text:p/>
            </draw:path>
          </draw:g>
        </draw:g>
        <draw:g>
          <svg:title>TexMaths</svg:title>
          <svg:desc>12§latex§$y$§svg§600§TRUE§</svg:desc>
          <draw:g>
            <draw:path draw:style-name="gr11" draw:text-style-name="P3" draw:layer="layout" svg:width="0.192cm" svg:height="0.27cm" svg:x="0.64cm" svg:y="1.333cm" svg:viewBox="0 0 193 271" svg:d="M191 26c2-6 2-7 2-10 0-8-6-11-12-11-4 0-10 2-15 8 0 3-4 16-6 23-3 11-5 23-9 33-5 25-11 50-17 76-3 7-21 35-48 35-22 0-26-18-26-33 0-19 7-45 21-83 7-16 8-21 8-29 0-19-13-35-33-35-40 0-56 61-56 64 0 5 5 5 6 5 4 0 4-1 6-8 12-40 29-51 43-51 2 0 9 0 9 13 0 10-3 21-7 30-16 44-24 68-24 87 0 37 27 50 52 50 15 0 30-7 41-19-4 21-10 42-27 64-11 15-26 27-45 27-6 0-25-2-33-18 8 0 12 0 18-5 5-4 9-10 9-17 0-13-11-14-16-14-9 0-22 6-22 26 0 22 17 37 44 37 43 0 86-38 97-86 14-53 27-106 40-159z">
              <text:p/>
            </draw:path>
          </draw:g>
        </draw:g>
        <draw:g>
          <svg:title>TexMaths</svg:title>
          <svg:desc>12§latex§\begin{equation*}
\Omega: y = \theta_{0}\,x
\end{equation*}§svg§600§TRUE§</svg:desc>
          <draw:g>
            <draw:path draw:style-name="gr11" draw:text-style-name="P3" draw:layer="layout" svg:width="0.266cm" svg:height="0.295cm" svg:x="11.339cm" svg:y="10.234cm" svg:viewBox="0 0 267 296" svg:d="M267 228c-3 0-7 0-10 0-3 10-4 21-8 31-2 7-3 9-27 9-12 0-23 0-35 0 6-23 19-43 38-70 20-30 38-59 38-93 0-58-58-105-129-105-73 0-128 48-128 105 0 34 17 63 37 93 18 27 31 47 37 70-11 0-22 0-33 0-25 0-27-2-28-9-3-10-6-21-8-31-4 0-7 0-11 0 5 22 10 45 14 68 23 0 45 0 68 0 9 0 10 0 10-9 0-30-13-67-22-93-9-24-21-57-21-89 0-67 47-95 84-95 41 0 85 30 85 95 0 32-11 64-23 97-7 18-20 57-20 85 0 9 1 9 11 9 22 0 45 0 67 0 5-23 10-46 14-68z">
              <text:p/>
            </draw:path>
            <draw:path draw:style-name="gr11" draw:text-style-name="P3" draw:layer="layout" svg:width="0.043cm" svg:height="0.18cm" svg:x="11.779cm" svg:y="10.349cm" svg:viewBox="0 0 44 181" svg:d="M44 23c0-13-10-23-22-23s-22 10-22 23c0 12 10 21 22 21s22-9 22-21zM44 159c0-13-10-22-22-22s-22 10-22 22c0 13 10 22 22 22s22-10 22-22z">
              <text:p/>
            </draw:path>
            <draw:path draw:style-name="gr11" draw:text-style-name="P3" draw:layer="layout" svg:width="0.193cm" svg:height="0.271cm" svg:x="11.989cm" svg:y="10.344cm" svg:viewBox="0 0 194 272" svg:d="M192 26c2-6 2-7 2-9 0-9-6-12-13-12-4 0-11 2-14 8-1 3-4 16-6 23-3 11-6 23-9 33-6 26-12 51-19 76-1 7-19 36-47 36-21 0-26-18-26-34 0-19 7-45 22-82 6-17 8-22 8-30 0-19-13-35-35-35-39 0-55 61-55 65s4 4 5 4c3 0 5-1 7-8 11-39 28-51 42-51 4 0 11 0 11 13 0 11-5 21-7 30-17 44-26 68-26 87 0 37 28 50 52 50 17 0 31-7 43-19-6 22-11 43-27 65-11 14-28 26-47 26-6 0-24-1-31-17 6 0 12 0 18-5 3-4 8-9 8-17 0-13-12-15-16-15-9 0-24 6-24 28 0 20 20 36 45 36 43 0 87-38 99-86 14-53 27-107 40-160z">
              <text:p/>
            </draw:path>
            <draw:path draw:style-name="gr11" draw:text-style-name="P3" draw:layer="layout" svg:width="0.278cm" svg:height="0.098cm" svg:x="12.339cm" svg:y="10.375cm" svg:viewBox="0 0 279 99" svg:d="M265 18c7 0 14-1 14-10s-7-8-13-8c-84 0-168 0-253 0-6 0-13-1-13 8s7 10 14 10c84 0 167 0 251 0zM266 99c6 0 13 1 13-8s-7-10-14-10c-84 0-167 0-251 0-7 0-14 1-14 10s7 8 13 8c85 0 169 0 253 0z">
              <text:p/>
            </draw:path>
            <draw:path draw:style-name="gr11" draw:text-style-name="P3" draw:layer="layout" svg:width="0.173cm" svg:height="0.3cm" svg:x="12.778cm" svg:y="10.234cm" svg:viewBox="0 0 174 301" svg:d="M174 86c0-27-8-86-52-86-57 0-122 119-122 214 0 40 12 87 50 87 59 0 124-121 124-215zM44 144c8-28 16-61 33-90 11-22 26-44 45-44 21 0 23 26 23 50 0 20-2 42-13 84-29 0-58 0-88 0zM128 157c-4 19-13 55-30 85-14 29-30 49-48 49-14 0-22-12-22-50 0-18 2-43 13-84 29 0 58 0 87 0z">
              <text:p/>
            </draw:path>
            <draw:path draw:style-name="gr11" draw:text-style-name="P3" draw:layer="layout" svg:width="0.137cm" svg:height="0.2cm" svg:x="12.972cm" svg:y="10.398cm" svg:viewBox="0 0 138 201" svg:d="M138 101c0-33-5-55-18-76-10-13-28-25-50-25-70 0-70 80-70 101s1 100 70 100 68-79 68-100zM70 193c-15 0-33-9-39-33-3-16-3-41-3-63s0-43 4-60c6-23 24-29 38-29 15 0 31 10 36 27 4 15 4 37 4 62 0 22 0 44-3 62-6 27-27 34-37 34z">
              <text:p/>
            </draw:path>
            <draw:path draw:style-name="gr11" draw:text-style-name="P3" draw:layer="layout" svg:width="0.209cm" svg:height="0.189cm" svg:x="13.229cm" svg:y="10.344cm" svg:viewBox="0 0 210 190" svg:d="M128 59c3-11 12-49 42-49 3 0 12 0 22 4-12 3-20 14-20 23 0 7 4 16 15 16 10 0 23-9 23-25 0-22-25-28-40-28-24 0-38 23-44 32-10-27-32-32-46-32-43 0-67 54-67 65 0 4 4 4 5 4 4 0 5-1 6-4 14-45 42-55 56-55 8 0 23 3 23 27 0 13-7 42-23 101-7 26-21 43-40 43-3 0-12 0-21-5 11-2 19-11 19-23s-8-14-15-14c-12 0-23 11-23 24 0 19 22 27 40 27 27 0 43-30 44-32 5 16 20 32 46 32 43 0 67-53 67-64 0-4-4-4-5-4-4 0-5 1-6 4-13 45-42 55-55 55-17 0-24-13-24-28 0-9 2-18 7-37s10-38 14-57z">
              <text:p/>
            </draw:path>
          </draw:g>
        </draw:g>
        <draw:path draw:style-name="gr12" draw:text-style-name="P1" draw:layer="layout" svg:width="3.168cm" svg:height="0.796cm" draw:transform="skewX (0.0633554518473943) rotate (-0.6770132168486) translate (9.8286417626918cm 2.77188035485956cm)" svg:viewBox="0 0 3169 797" svg:d="M0 102c1478-441 3169 695 3169 695">
          <text:p/>
        </draw:path>
        <draw:g>
          <svg:title>TexMaths</svg:title>
          <svg:desc>12§latex§$\theta_{0}$§svg§600§TRUE§</svg:desc>
          <draw:g>
            <draw:path draw:style-name="gr11" draw:text-style-name="P3" draw:layer="layout" svg:width="0.171cm" svg:height="0.299cm" svg:x="14.5cm" svg:y="4.85cm" svg:viewBox="0 0 172 300" svg:d="M172 86c0-27-7-86-50-86-57 0-122 119-122 214 0 40 12 86 50 86 59 0 122-119 122-214zM44 144c7-27 16-60 33-90 10-20 26-44 45-44 20 0 23 26 23 50 0 20-4 42-13 84-30 0-59 0-88 0zM128 157c-5 19-13 55-30 85-14 29-30 49-48 49-14 0-22-12-22-50 0-18 2-42 13-84 29 0 58 0 87 0z">
              <text:p/>
            </draw:path>
            <draw:path draw:style-name="gr11" draw:text-style-name="P3" draw:layer="layout" svg:width="0.135cm" svg:height="0.2cm" svg:x="14.694cm" svg:y="5.014cm" svg:viewBox="0 0 136 201" svg:d="M136 102c0-33-3-57-18-77-8-13-26-25-50-25-68 0-68 81-68 102s0 99 68 99 68-79 68-99zM68 193c-13 0-31-9-37-33-5-16-5-40-5-63 0-20 0-43 5-60 6-23 25-29 37-29 16 0 31 10 36 27 5 15 6 37 6 62 0 23 0 44-5 62-6 28-25 34-37 34z">
              <text:p/>
            </draw:path>
          </draw:g>
        </draw:g>
        <draw:frame draw:style-name="gr13" draw:text-style-name="P5" draw:layer="layout" svg:width="3.1cm" svg:height="0.725cm" svg:x="11.65cm" svg:y="4.65cm">
          <draw:text-box>
            <text:p text:style-name="P4"><text:span text:style-name="T1">Variation von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" draw:display-name="Dimension Line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.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21:56:47.144732320</meta:creation-date>
    <dc:date>2024-08-14T17:28:56.372561308</dc:date>
    <meta:editing-duration>PT32M5S</meta:editing-duration>
    <meta:editing-cycles>13</meta:editing-cycles>
    <meta:generator>LibreOffice/7.3.7.2$Linux_X86_64 LibreOffice_project/30$Build-2</meta:generator>
    <meta:document-statistic meta:object-count="119"/>
  </office:meta>
</office:document-meta>
</file>